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2.7744in"/>
    </style:style>
    <style:style style:name="co4" style:family="table-column">
      <style:table-column-properties fo:break-before="auto" style:column-width="2.5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Author</text:p>
          </table:table-cell>
          <table:table-cell table:number-columns-repeated="5"/>
        </table:table-row>
        <table:table-row table:style-name="ro1">
          <table:table-cell office:value-type="string">
            <text:p>Review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eviewer</text:p>
          </table:table-cell>
          <table:table-cell office:value-type="string">
            <text:p>Finding</text:p>
          </table:table-cell>
          <table:table-cell office:value-type="string">
            <text:p>Solution Proposed</text:p>
          </table:table-cell>
          <table:table-cell office:value-type="string">
            <text:p>Accepted by author</text:p>
          </table:table-cell>
          <table:table-cell office:value-type="string">
            <text:p>Comment by author</text:p>
          </table:table-cell>
          <table:table-cell office:value-type="string">
            <text:p>Conclusion Accepted by reviewer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4">08/24/2019</text:date>, <text:time>20:2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S</meta:editing-duration>
    <meta:editing-cycles>3</meta:editing-cycles>
    <meta:generator>OpenOffice/4.1.6$Win32 OpenOffice.org_project/416m1$Build-9790</meta:generator>
    <dc:date>2019-08-24T20:29:49.20</dc:date>
    <meta:document-statistic meta:table-count="3" meta:cell-count="8" meta:object-count="0"/>
    <meta:user-defined meta:name="Info 1"/>
    <meta:user-defined meta:name="Info 2"/>
    <meta:user-defined meta:name="Info 3"/>
    <meta:user-defined meta:name="Info 4"/>
  </office:meta>
</office:document-meta>
</file>